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04def4" officeooo:paragraph-rsid="0004def4"/>
    </style:style>
    <style:style style:name="P2" style:family="paragraph" style:parent-style-name="Standard">
      <style:text-properties fo:language="es" fo:country="ES" officeooo:rsid="00081e35" officeooo:paragraph-rsid="00081e35"/>
    </style:style>
    <style:style style:name="P3" style:family="paragraph" style:parent-style-name="Standard">
      <style:text-properties fo:language="es" fo:country="ES" officeooo:rsid="0009f582" officeooo:paragraph-rsid="0009f582"/>
    </style:style>
    <style:style style:name="P4" style:family="paragraph" style:parent-style-name="Standard">
      <style:text-properties fo:language="es" fo:country="ES" officeooo:rsid="000a48b3" officeooo:paragraph-rsid="000a48b3"/>
    </style:style>
    <style:style style:name="P5" style:family="paragraph" style:parent-style-name="Standard">
      <style:text-properties fo:language="es" fo:country="ES" officeooo:rsid="000bee12" officeooo:paragraph-rsid="000bee12"/>
    </style:style>
    <style:style style:name="P6" style:family="paragraph" style:parent-style-name="Standard">
      <style:text-properties fo:language="es" fo:country="ES" officeooo:rsid="000cc8d7" officeooo:paragraph-rsid="000cc8d7"/>
    </style:style>
    <style:style style:name="P7" style:family="paragraph" style:parent-style-name="Standard">
      <style:text-properties style:text-line-through-style="none" style:text-line-through-type="none" fo:language="es" fo:country="ES" officeooo:rsid="000fd4f4" officeooo:paragraph-rsid="000fd4f4"/>
    </style:style>
    <style:style style:name="P8" style:family="paragraph" style:parent-style-name="Standard">
      <style:text-properties style:text-line-through-style="none" style:text-line-through-type="none" fo:language="es" fo:country="ES" officeooo:rsid="0010797f" officeooo:paragraph-rsid="0010797f"/>
    </style:style>
    <style:style style:name="P9" style:family="paragraph" style:parent-style-name="Standard">
      <style:text-properties style:text-line-through-style="none" style:text-line-through-type="none" fo:language="es" fo:country="ES" officeooo:rsid="0011e1ef" officeooo:paragraph-rsid="0011e1ef"/>
    </style:style>
    <style:style style:name="P10" style:family="paragraph" style:parent-style-name="Standard">
      <style:text-properties style:text-line-through-style="none" style:text-line-through-type="none" fo:language="es" fo:country="ES" officeooo:rsid="001304a5" officeooo:paragraph-rsid="001304a5"/>
    </style:style>
    <style:style style:name="P11" style:family="paragraph" style:parent-style-name="Standard">
      <style:text-properties style:text-line-through-style="none" style:text-line-through-type="none" fo:language="fr" fo:country="FR" officeooo:rsid="000fd4f4" officeooo:paragraph-rsid="000fd4f4"/>
    </style:style>
    <style:style style:name="P12" style:family="paragraph" style:parent-style-name="Standard">
      <style:text-properties style:text-line-through-style="none" style:text-line-through-type="none" fo:language="fr" fo:country="FR" officeooo:rsid="0010797f" officeooo:paragraph-rsid="000fd4f4"/>
    </style:style>
    <style:style style:name="P13" style:family="paragraph" style:parent-style-name="Standard">
      <style:text-properties style:text-line-through-style="none" style:text-line-through-type="none" fo:language="fr" fo:country="FR" officeooo:rsid="0010797f" officeooo:paragraph-rsid="0010797f"/>
    </style:style>
    <style:style style:name="P14" style:family="paragraph" style:parent-style-name="Standard">
      <style:text-properties style:text-line-through-style="none" style:text-line-through-type="none" fo:language="fr" fo:country="FR" officeooo:rsid="001304a5" officeooo:paragraph-rsid="001304a5"/>
    </style:style>
    <style:style style:name="P15" style:family="paragraph" style:parent-style-name="Standard">
      <style:text-properties style:text-line-through-style="none" style:text-line-through-type="none" fo:language="fr" fo:country="FR" officeooo:rsid="00145360" officeooo:paragraph-rsid="00145360"/>
    </style:style>
    <style:style style:name="P16" style:family="paragraph" style:parent-style-name="Standard">
      <style:text-properties fo:language="fr" fo:country="FR" officeooo:rsid="000fd4f4" officeooo:paragraph-rsid="000fd4f4"/>
    </style:style>
    <style:style style:name="P17" style:family="paragraph" style:parent-style-name="Table_20_Contents">
      <style:paragraph-properties fo:text-align="center" style:justify-single-word="false"/>
      <style:text-properties fo:language="fr" fo:country="FR" officeooo:rsid="001304a5" officeooo:paragraph-rsid="001304a5"/>
    </style:style>
    <style:style style:name="P18" style:family="paragraph" style:parent-style-name="Table_20_Contents">
      <style:text-properties fo:language="fr" fo:country="FR" officeooo:rsid="001304a5" officeooo:paragraph-rsid="001304a5"/>
    </style:style>
    <style:style style:name="P19" style:family="paragraph" style:parent-style-name="Table_20_Contents">
      <style:text-properties fo:language="es" fo:country="ES" officeooo:rsid="001304a5" officeooo:paragraph-rsid="001304a5"/>
    </style:style>
    <style:style style:name="P20" style:family="paragraph" style:parent-style-name="Standard">
      <style:text-properties style:text-line-through-style="none" style:text-line-through-type="none" fo:language="fr" fo:country="FR" officeooo:rsid="00145360" officeooo:paragraph-rsid="00145360"/>
    </style:style>
    <style:style style:name="P21" style:family="paragraph" style:parent-style-name="Standard">
      <style:text-properties style:text-line-through-style="none" style:text-line-through-type="none" fo:language="fr" fo:country="FR" style:text-underline-style="solid" style:text-underline-type="double" style:text-underline-width="auto" style:text-underline-color="font-color" officeooo:rsid="00145360" officeooo:paragraph-rsid="00145360"/>
    </style:style>
    <style:style style:name="T1" style:family="text">
      <style:text-properties officeooo:rsid="00069f3e"/>
    </style:style>
    <style:style style:name="T2" style:family="text">
      <style:text-properties officeooo:rsid="000bee12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language="es" fo:country="ES"/>
    </style:style>
    <style:style style:name="T5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</text:p>
      <text:p text:style-name="P1">Héritage: Herencia</text:p>
      <text:p text:style-name="P1">Safran: Azafran</text:p>
      <text:p text:style-name="P1">Poste: correos</text:p>
      <text:p text:style-name="P1">Villes: ciudades</text:p>
      <text:p text:style-name="P1">Aumône: Limosna</text:p>
      <text:p text:style-name="P1">Beautés: bellezas</text:p>
      <text:p text:style-name="P1">Encore: todavia</text:p>
      <text:p text:style-name="P1"/>
      <text:p text:style-name="P1">II </text:p>
      <text:p text:style-name="P1">1. El narrador tiene una vision positiva, admirativa de la presencia arabe</text:p>
      <text:p text:style-name="P1">“resplandores”</text:p>
      <text:p text:style-name="P1">“tolerancia religiosa” </text:p>
      <text:p text:style-name="P1">“Brillante”</text:p>
      <text:p text:style-name="P1">“prodigiosa belleza”</text:p>
      <text:p text:style-name="P1"/>
      <text:p text:style-name="P1">2. la agricultura “riegan” “acequias”</text:p>
      <text:p text:style-name="P1">- Matematicas “trigonometria” “algebra”</text:p>
      <text:p text:style-name="P1">- gastronomia “azafran” “canela”</text:p>
      <text:p text:style-name="P1">- la lengua “4000 palabras arabes”</text:p>
      <text:p text:style-name="P1"/>
      <text:p text:style-name="P1">3. -“<text:span text:style-name="T1">la cifra 0 y los numeros que usamos”</text:span></text:p>
      <text:p text:style-name="P1"><text:s text:c="3"/>- <text:span text:style-name="T1">4000 palabras que integran la lengua castelllana”</text:span></text:p>
      <text:p text:style-name="P1"><text:s text:c="3"/>- <text:span text:style-name="T1">las acequias que todavia dan de beber a varias ciudades</text:span></text:p>
      <text:p text:style-name="P1"/>
      <text:p text:style-name="P2">4. Eran griegos</text:p>
      <text:p text:style-name="P2"/>
      <text:p text:style-name="P2">5. 711-1492</text:p>
      <text:p text:style-name="P2"/>
      <text:p text:style-name="P3">6. Granada esta en Andalucía</text:p>
      <text:p text:style-name="P3">Su monumento emblemático es la Alhambra</text:p>
      <text:p text:style-name="P3"/>
      <text:p text:style-name="P3">Es la ultima ciudad arabe de la peninsula. Su toma (prise) representa el final de la Reconquista </text:p>
      <text:p text:style-name="P3"/>
      <text:p text:style-name="P4">7. ciego: aveugle</text:p>
      <text:p text:style-name="P4"/>
      <text:p text:style-name="P4">8. Ceux que l’on appelait les maures étaient des espagnols de culture islmaique, qui ont vécu en espagne pendant 8 siècles, 32 générations et là bas avaient brillé comme nulle part ailleurs</text:p>
      <text:p text:style-name="P4"/>
      <text:p text:style-name="P4">9. 2 <text:span text:style-name="T2">passé simples: sucumbió | difundieron </text:span></text:p>
      <text:p text:style-name="P4"><text:s text:c="4"/><text:span text:style-name="T2">2 plus-que-parfait: habían brillado | habían vivido </text:span></text:p>
      <text:p text:style-name="P4"><text:s text:c="4"/><text:span text:style-name="T2">1 imparfait de l’indicatif: eran (ser) </text:span></text:p>
      <text:p text:style-name="P4"/>
      <text:p text:style-name="P5">Lección </text:p>
      <text:p text:style-name="P5">A/<text:span text:style-name="T5"> Les irréguliers sans accents</text:span></text:p>
      <text:p text:style-name="P5"/>
      <text:p text:style-name="P5">Ser: fui, fuiste, fue, fuimos, fuisteis, fueron</text:p>
      <text:p text:style-name="P5">dar: di, disten dio, dimos, disteis, dieron</text:p>
      <text:p text:style-name="P6">ver: vi, viste, vio, vimos, visteis, vieron</text:p>
      <text:p text:style-name="P6">tener: tuve, tuviste, tuvo, tuvimos, tuvisteis, tuvieron</text:p>
      <text:p text:style-name="P6">estar: estuve, estuviste, estuvo, estuvimos, estuvisteis, estuvieron</text:p>
      <text:p text:style-name="P6">venir: vine, viniste, vino, vinimos, vinisteis, vinieron</text:p>
      <text:p text:style-name="P6"><text:soft-page-break/>saber: supe, supiste, supo, supimos, supisteis, supieron</text:p>
      <text:p text:style-name="P6">poner: puse, pusiste, puso, pusimos, pusisteis, pusieron</text:p>
      <text:p text:style-name="P6">poder: pude, pudiste, pudo, pudimos, pudisteis, pudieron</text:p>
      <text:p text:style-name="P6">hacer: hice, hiciste, hizo, hicimos, hicisteis, hicieron</text:p>
      <text:p text:style-name="P6">decir: dije, dijiste, dijo, dijimos, dijisteis, dijeron</text:p>
      <text:p text:style-name="P6">andar: anduve, anduviste, anduvo, anduvimos, anduvisteis, anduvieron</text:p>
      <text:p text:style-name="P6"/>
      <text:p text:style-name="P16">B) Les irréguliers avec accent</text:p>
      <text:p text:style-name="P16">a/ Les verbes à affaiblissement (aux 3ème personne du singulier et du pluriel)</text:p>
      <text:p text:style-name="P7"/>
      <text:p text:style-name="P7">- E → I</text:p>
      <text:p text:style-name="P7">Pedir → Pidió/pidieron</text:p>
      <text:p text:style-name="P7"/>
      <text:p text:style-name="P7">O → U</text:p>
      <text:p text:style-name="P7">Dormir → durmió/durmieron </text:p>
      <text:p text:style-name="P7"/>
      <text:p text:style-name="P11">b/ Les changements orthographiques </text:p>
      <text:p text:style-name="P11">(souvent les verbes qui ont le radical qui font par une voyelle)</text:p>
      <text:p text:style-name="P11"/>
      <text:p text:style-name="P7">LEER → LE + IO → <text:span text:style-name="T3">leio</text:span> → leyó</text:p>
      <text:p text:style-name="P7"/>
      <text:p text:style-name="P12">Les verbes qui finissent par le suffixe UIRE en français donnent UCIR en espagnol</text:p>
      <text:p text:style-name="P12">Généralement, les verbes qui finissent par UCIR en espagnol ont le passé simple en UJE</text:p>
      <text:p text:style-name="P12"/>
      <text:p text:style-name="P13">Traduire : <text:span text:style-name="T4">Traducir, Traduje, tradujiste, tradujo, tradujimos, tradujisteis, tradujeron</text:span></text:p>
      <text:p text:style-name="P8"/>
      <text:p text:style-name="P9">4000 Palabras</text:p>
      <text:p text:style-name="P9"><text:span text:style-name="T5">l’ont enrichi</text:span>: enriquecieron</text:p>
      <text:p text:style-name="P9"><text:span text:style-name="T5">En ajoutant</text:span>: añadiendo</text:p>
      <text:p text:style-name="P9"><text:span text:style-name="T5">Couple</text:span>: pareja</text:p>
      <text:p text:style-name="P9"><text:span text:style-name="T5">Abricot</text:span>: albaricoque</text:p>
      <text:p text:style-name="P9"><text:span text:style-name="T5">Carotte</text:span>: zanahoria</text:p>
      <text:p text:style-name="P9"><text:span text:style-name="T5">Sans</text:span>: sin</text:p>
      <text:p text:style-name="P9"><text:span text:style-name="T5">Déjeuner</text:span>: almuerzo</text:p>
      <text:p text:style-name="P9"><text:span text:style-name="T5">Potier</text:span>: Alfarero</text:p>
      <text:p text:style-name="P9"><text:span text:style-name="T5">Maire</text:span>: alcalde</text:p>
      <text:p text:style-name="P9"><text:span text:style-name="T5">Métier</text:span>: oficio</text:p>
      <text:p text:style-name="P9"/>
      <text:p text:style-name="P9">II Nació en Castilla</text:p>
      <text:p text:style-name="P9">Actualmente en 2 comunidad autónomas con castilla: </text:p>
      <text:p text:style-name="P9">Castilla y León </text:p>
      <text:p text:style-name="P9">Castilla la Mancha</text:p>
      <text:p text:style-name="P9"/>
      <text:p text:style-name="P10">NB: Don Quijote <text:s/>de la Mancha es la segunda obra mas traducida del mundo después de la biblia</text:p>
      <text:p text:style-name="P10">Fue escrita por Miguel Cervantes</text:p>
      <text:p text:style-name="P10"/>
      <text:p text:style-name="P10">III Es el castellano (viene de Castilla)</text:p>
      <text:p text:style-name="P10"/>
      <text:p text:style-name="P10"/>
      <text:p text:style-name="P10"/>
      <text:p text:style-name="P10"/>
      <text:p text:style-name="P10"/>
      <text:p text:style-name="P14"><text:soft-page-break/>IV </text:p>
      <table:table table:name="Tableau1" table:style-name="Tableau1">
        <table:table-column table:style-name="Tableau1.A"/>
        <table:table-column table:style-name="Tableau1.B"/>
        <table:table-row table:style-name="TableLine2384541898432">
          <table:table-cell table:style-name="Tableau1.A1" office:value-type="string">
            <text:p text:style-name="P17">Temps du passé</text:p>
          </table:table-cell>
          <table:table-cell table:style-name="Tableau1.B1" office:value-type="string">
            <text:p text:style-name="P17">Temps du présent</text:p>
          </table:table-cell>
        </table:table-row>
        <table:table-row table:style-name="TableLine2384541898704">
          <table:table-cell table:style-name="Tableau1.A2" office:value-type="string">
            <text:p text:style-name="P18">Controlaron (passé simple)<text:line-break/>Se iba (imparfait)<text:line-break/>Influyo (passé simple)</text:p>
            <text:p text:style-name="P18">Enriquecieron (passé simple)</text:p>
          </table:table-cell>
          <table:table-cell table:style-name="Tableau1.B2" office:value-type="string">
            <text:p text:style-name="P19">Controlan</text:p>
            <text:p text:style-name="P19">Se va</text:p>
            <text:p text:style-name="P19">Influye</text:p>
            <text:p text:style-name="P19">Enriquecen</text:p>
          </table:table-cell>
        </table:table-row>
      </table:table>
      <text:p text:style-name="P15"><text:line-break/>Les arabes ont contrôlé une grande partie de la péninsule ibérique pendant des siècles, pendant lesquels leur langue a influencé profondément la langue espagnole qui se forgeait en Castille</text:p>
      <text:p text:style-name="P2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2-18T10:59:40.482000000</dc:date>
    <meta:editing-duration>PT48M2S</meta:editing-duration>
    <meta:editing-cycles>11</meta:editing-cycles>
    <meta:document-statistic meta:table-count="1" meta:image-count="0" meta:object-count="0" meta:page-count="3" meta:paragraph-count="85" meta:word-count="477" meta:character-count="3146" meta:non-whitespace-character-count="2725"/>
  </office:meta>
</office:document-meta>
</file>